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bf31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ff0e4" officeooo:paragraph-rsid="001ff0e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2f80e" officeooo:paragraph-rsid="0022f80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1bcfd" officeooo:paragraph-rsid="001ff0e4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c96e7" officeooo:paragraph-rsid="0022f80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tyle="italic" officeooo:rsid="003092dd" officeooo:paragraph-rsid="002f7948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officeooo:paragraph-rsid="002f7948"/>
    </style:style>
    <style:style style:name="P10" style:family="paragraph" style:parent-style-name="Standard">
      <style:paragraph-properties fo:text-align="start" style:justify-single-word="false"/>
      <style:text-properties officeooo:paragraph-rsid="0019eb27"/>
    </style:style>
    <style:style style:name="P11" style:family="paragraph" style:parent-style-name="Standard">
      <style:paragraph-properties fo:text-align="start" style:justify-single-word="false"/>
      <style:text-properties officeooo:paragraph-rsid="00448528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40ab00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2f642b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2f7948"/>
    </style:style>
    <style:style style:name="P15" style:family="paragraph" style:parent-style-name="Standard" style:list-style-name="L3">
      <style:paragraph-properties fo:text-align="start" style:justify-single-word="false"/>
      <style:text-properties officeooo:paragraph-rsid="0032a17b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c77d7" officeooo:paragraph-rsid="0040ab00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2f642b" officeooo:paragraph-rsid="0040ab00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2f642b" officeooo:paragraph-rsid="002f642b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2f642b" officeooo:paragraph-rsid="0041da06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497ee" officeooo:paragraph-rsid="004497ee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paragraph-rsid="0040ab00" style:font-size-asian="12pt" style:font-size-complex="12pt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DejaVu Sans Condensed" officeooo:rsid="002f642b" officeooo:paragraph-rsid="002f7948"/>
    </style:style>
    <style:style style:name="P23" style:family="paragraph" style:parent-style-name="Standard" style:list-style-name="L4">
      <style:paragraph-properties fo:text-align="start" style:justify-single-word="false"/>
      <style:text-properties style:font-name="DejaVu Sans Condensed" fo:font-weight="bold" officeooo:rsid="0022f80e" officeooo:paragraph-rsid="0022f80e" style:font-weight-asian="bold" style:font-weight-complex="bold"/>
    </style:style>
    <style:style style:name="P24" style:family="paragraph" style:parent-style-name="Standard" style:list-style-name="L4">
      <style:paragraph-properties fo:text-align="start" style:justify-single-word="false"/>
      <style:text-properties style:font-name="DejaVu Sans Condensed" officeooo:paragraph-rsid="0022f80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2934a6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22f80e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41da06" style:font-size-asian="12pt" style:font-weight-asian="bold" style:font-size-complex="12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ff0e4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18178b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2374f9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22f80e" style:font-size-asian="12pt" style:font-weight-asian="normal" style:font-size-complex="12pt" style:font-weight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DejaVu Sans Condensed" fo:font-size="12pt" fo:font-weight="normal" officeooo:rsid="002f642b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3092dd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2f7948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311ee1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3e0fd3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4c77d7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4328c1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42f5f5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weight="normal" officeooo:rsid="0045e7ab" style:font-size-asian="12pt" style:font-weight-asian="normal" style:font-size-complex="12pt" style:font-weight-complex="normal"/>
    </style:style>
    <style:style style:name="T22" style:family="text">
      <style:text-properties style:font-name="DejaVu Sans Condensed" fo:font-size="12pt" fo:font-weight="normal" officeooo:rsid="0046a26a" style:font-size-asian="12pt" style:font-weight-asian="normal" style:font-size-complex="12pt" style:font-weight-complex="normal"/>
    </style:style>
    <style:style style:name="T23" style:family="text">
      <style:text-properties style:font-name="DejaVu Sans Condensed" fo:font-size="12pt" fo:font-weight="normal" officeooo:rsid="0046b1b8" style:font-size-asian="12pt" style:font-weight-asian="normal" style:font-size-complex="12pt" style:font-weight-complex="normal"/>
    </style:style>
    <style:style style:name="T24" style:family="text">
      <style:text-properties style:font-name="DejaVu Sans Condensed" fo:font-size="12pt" fo:font-weight="normal" officeooo:rsid="00472b5e" style:font-size-asian="12pt" style:font-weight-asian="normal" style:font-size-complex="12pt" style:font-weight-complex="normal"/>
    </style:style>
    <style:style style:name="T25" style:family="text">
      <style:text-properties style:font-name="DejaVu Sans Condensed" fo:font-size="12pt" fo:font-weight="bold" officeooo:rsid="002f642b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25360f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2d39a8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2f7948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1ff0e4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3092dd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2934a6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41da06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weight="bold" officeooo:rsid="00448528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weight="bold" officeooo:rsid="003efd3e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fo:font-weight="bold" officeooo:rsid="004c77d7" style:font-size-asian="12pt" style:font-weight-asian="bold" style:font-size-complex="12pt" style:font-weight-complex="bold"/>
    </style:style>
    <style:style style:name="T38" style:family="text">
      <style:text-properties style:font-name="DejaVu Sans Condensed" fo:font-size="12pt" fo:font-weight="bold" officeooo:rsid="0045e7ab" style:font-size-asian="12pt" style:font-weight-asian="bold" style:font-size-complex="12pt" style:font-weight-complex="bold"/>
    </style:style>
    <style:style style:name="T39" style:family="text">
      <style:text-properties style:font-name="DejaVu Sans Condensed" fo:font-size="12pt" fo:font-style="italic" fo:font-weight="normal" officeooo:rsid="0018178b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style:font-name="DejaVu Sans Condensed" fo:font-size="12pt" fo:font-style="italic" fo:font-weight="normal" officeooo:rsid="003092dd" style:font-size-asian="12pt" style:font-style-asian="italic" style:font-weight-asian="normal" style:font-size-complex="12pt" style:font-style-complex="italic" style:font-weight-complex="normal"/>
    </style:style>
    <style:style style:name="T41" style:family="text">
      <style:text-properties style:font-name="DejaVu Sans Condensed" fo:font-size="12pt" fo:font-style="normal" fo:font-weight="normal" officeooo:rsid="003092dd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DejaVu Sans Condensed" fo:font-size="12pt" fo:font-style="normal" fo:font-weight="normal" officeooo:rsid="0030e010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DejaVu Sans Condensed" fo:font-size="12pt" fo:font-style="normal" fo:font-weight="normal" officeooo:rsid="0032a17b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DejaVu Sans Condensed" fo:font-size="12pt" fo:font-style="normal" fo:font-weight="bold" officeooo:rsid="0032a17b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style:font-name="DejaVu Sans Condensed" fo:font-size="12pt" fo:font-style="normal" fo:font-weight="bold" officeooo:rsid="0030e010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018178b" style:font-style-asian="normal" style:font-style-complex="normal"/>
    </style:style>
    <style:style style:name="T48" style:family="text">
      <style:text-properties fo:font-style="normal" officeooo:rsid="001ff0e4" style:font-style-asian="normal" style:font-style-complex="normal"/>
    </style:style>
    <style:style style:name="T49" style:family="text">
      <style:text-properties fo:font-style="normal" fo:font-weight="bold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18178b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2934a6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41da06" style:font-style-asian="normal" style:font-weight-asian="bold" style:font-style-complex="normal" style:font-weight-complex="bold"/>
    </style:style>
    <style:style style:name="T53" style:family="text">
      <style:text-properties officeooo:rsid="004497e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26">5</text:span><text:span text:style-name="T27">0</text:span><text:span text:style-name="T28">2</text:span><text:span text:style-name="T29"> - </text:span><text:span text:style-name="T30">A/G </text:span><text:span text:style-name="T31">- </text:span><text:span text:style-name="T28">Rockets</text:span></text:p>
      <text:p text:style-name="P1"/>
      <text:p text:style-name="P2">Master Arm ... ON</text:p>
      <text:p text:style-name="P3">Weapon launch mode ... Manual</text:p>
      <text:p text:style-name="P3">Laser designator ... Armed</text:p>
      <text:p text:style-name="P11"><text:span text:style-name="T29">HMS ... ON (</text:span><text:span text:style-name="T33">Coll </text:span><text:span text:style-name="T34">Index Finger Hat </text:span><text:span text:style-name="T35">up</text:span><text:span text:style-name="T29">)</text:span></text:p>
      <text:p text:style-name="P6"/>
      <text:p text:style-name="P4">Rockets</text:p>
      <text:list xml:id="list924261268" text:style-name="L1">
        <text:list-item>
          <text:p text:style-name="P12"><text:span text:style-name="T36">U</text:span><text:span text:style-name="T37">nguided weapon pylon ballistic </text:span><text:span text:style-name="T38">knob</text:span><text:span text:style-name="T18"> ... </text:span><text:span text:style-name="T37">As needed</text:span><text:span text:style-name="T18"> (center knob on </text:span><text:span text:style-name="T24">right </text:span><text:span text:style-name="T18">rear wall</text:span><text:span text:style-name="T19">; </text:span><text:span text:style-name="T20">this should be correctly set automatically when </text:span><text:span text:style-name="T21">spawning (except for KMGU, see </text:span><text:span text:style-name="T23">settings</text:span><text:span text:style-name="T22"> below</text:span><text:span text:style-name="T21">), but may not be updated when rearming with different weapons, haven't verified</text:span><text:span text:style-name="T18">):</text:span></text:p>
        </text:list-item>
      </text:list>
      <text:list xml:id="list2641930034" text:style-name="L2">
        <text:list-item>
          <text:list>
            <text:list-item>
              <text:p text:style-name="P16"><text:bookmark text:name="page341R_mcid41"/>0 – S-8KOM<text:span text:style-name="T53"> </text:span>rockets<text:span text:style-name="T53">, HEAT warhead</text:span></text:p>
            </text:list-item>
            <text:list-item>
              <text:p text:style-name="P16">1 – S-8TsM rockets<text:span text:style-name="T53">, Smoke warhead</text:span></text:p>
            </text:list-item>
            <text:list-item>
              <text:p text:style-name="P16">2 – S-13 rockets<text:span text:style-name="T53">, 122 mm HE warhead</text:span></text:p>
            </text:list-item>
            <text:list-item>
              <text:p text:style-name="P16">3 – S-24 rockets<text:span text:style-name="T53">, n</text:span>ot used</text:p>
            </text:list-item>
            <text:list-item>
              <text:p text:style-name="P21">4 – S-8<text:span text:style-name="T53">OFP2</text:span> rockets<text:span text:style-name="T53">, HE warhead</text:span></text:p>
            </text:list-item>
            <text:list-item>
              <text:p text:style-name="P17">5 – UPK-23 gun pods, twin 23mm</text:p>
            </text:list-item>
            <text:list-item>
              <text:p text:style-name="P20">6 - not used</text:p>
            </text:list-item>
            <text:list-item>
              <text:p text:style-name="P20">7 - FAB-250 bombs</text:p>
            </text:list-item>
            <text:list-item>
              <text:p text:style-name="P20">8 - FAB-500 bombs</text:p>
            </text:list-item>
            <text:list-item>
              <text:p text:style-name="P20">9 - KMGU-2 96 AO-2.5 anti-personnel (incorrectly set at spawn!)</text:p>
            </text:list-item>
            <text:list-item>
              <text:p text:style-name="P20">10 - KMGU-2 96 PTAB-2.5 anti-tank (incorrectly set at spawn!)</text:p>
            </text:list-item>
          </text:list>
        </text:list-item>
      </text:list>
      <text:list xml:id="list170143965490491" text:continue-list="list924261268" text:style-name="L1">
        <text:list-item>
          <text:p text:style-name="P18">Select Rockets (<text:span text:style-name="T1">Gray Reset Hat right</text:span> for inboard stations, or Gray Reset Hat forward for all stations if carrying rockets on all stations).</text:p>
        </text:list-item>
        <text:list-item>
          <text:p text:style-name="P13"><text:span text:style-name="T13">Stores panel under Shkval should say "</text:span><text:span text:style-name="T25">HP</text:span><text:span text:style-name="T13">"; first number is how many </text:span><text:span text:style-name="T12">rockets</text:span><text:span text:style-name="T13"> you have left, second number is cannon rounds x10.</text:span></text:p>
        </text:list-item>
        <text:list-item>
          <text:p text:style-name="P14"><text:span text:style-name="T14">Set</text:span><text:span text:style-name="T13"> </text:span><text:span text:style-name="T32">burst length </text:span><text:span text:style-name="T28">switch</text:span><text:span text:style-name="T15"> as desired (short = 1 r</text:span><text:span text:style-name="T17">ocket</text:span><text:span text:style-name="T15">/pod, med = 5 r</text:span><text:span text:style-name="T17">ockets</text:span><text:span text:style-name="T15">/pod, long=10 r</text:span><text:span text:style-name="T17">ockets</text:span><text:span text:style-name="T15">/pod)</text:span><text:span text:style-name="T13">.</text:span></text:p>
        </text:list-item>
      </text:list>
      <text:p text:style-name="P9"><text:span text:style-name="T39">U</text:span><text:span text:style-name="T40">sing Shkval targeting system for automatic tracking</text:span></text:p>
      <text:list xml:id="list170145808444863" text:continue-numbering="true" text:style-name="L1">
        <text:list-item>
          <text:p text:style-name="P14"><text:span text:style-name="T13">Lock target with Shkval as described </text:span><text:span text:style-name="T16">on other page</text:span><text:span text:style-name="T13">.</text:span></text:p>
        </text:list-item>
        <text:list-item>
          <text:p text:style-name="P14"><text:span text:style-name="T13">Once you are locked and in range, put the </text:span><text:span text:style-name="T15">rocket reticle circle on the target. <text:s/></text:span><text:span text:style-name="T13">Fire with </text:span><text:span text:style-name="T28">Red Button</text:span><text:span text:style-name="T13">.</text:span></text:p>
        </text:list-item>
        <text:list-item>
          <text:p text:style-name="P22"><text:span text:style-name="T8">When finished, </text:span><text:span text:style-name="T2">reset targeting system</text:span><text:span text:style-name="T8"> </text:span><text:span text:style-name="T7">(</text:span><text:span text:style-name="T3">Coll </text:span><text:span text:style-name="T5">Index Finger Hat down</text:span><text:span text:style-name="T7">). <text:s/></text:span><text:span text:style-name="T8">That will deselect all weapons, turn off the Shkval, and reset the HUD to nav mode.</text:span></text:p>
        </text:list-item>
      </text:list>
      <text:p text:style-name="P8"><text:span text:style-name="T10">U</text:span><text:span text:style-name="T6">sing boresight mode for manual aiming</text:span></text:p>
      <text:list xml:id="list3237923564" text:style-name="L3">
        <text:list-item>
          <text:p text:style-name="P15"><text:span text:style-name="T41">Set Autotracking switch to </text:span><text:span text:style-name="T42">TS</text:span><text:span text:style-name="T41"> (</text:span><text:span text:style-name="T45">Dish Hat press to toggle</text:span><text:span text:style-name="T42">) (</text:span><text:span text:style-name="T41">left console next to laser designator arming switch)</text:span></text:p>
        </text:list-item>
        <text:list-item>
          <text:p text:style-name="P15"><text:span text:style-name="T41">HUD will show </text:span><text:span text:style-name="T43">rocket </text:span><text:span text:style-name="T42">pipper </text:span><text:span text:style-name="T41">fixed in place</text:span><text:span text:style-name="T42">. <text:s/>Shkval will show image boresighted to gun pipper.</text:span></text:p>
        </text:list-item>
        <text:list-item>
          <text:p text:style-name="P15"><text:span text:style-name="T42">Put pipper on target and f</text:span><text:span text:style-name="T41">ire with </text:span><text:span text:style-name="T44">Red Button</text:span><text:span text:style-name="T41">.</text:span></text:p>
        </text:list-item>
        <text:list-item>
          <text:p text:style-name="P19"><text:span text:style-name="T47">When finished, </text:span><text:span text:style-name="T50">reset targeting system</text:span><text:span text:style-name="T47"> </text:span><text:span text:style-name="T48">(</text:span><text:span text:style-name="T51">Coll </text:span><text:span text:style-name="T52">Index Finger Hat down</text:span><text:span text:style-name="T48">) </text:span><text:span text:style-name="T46">and deselect cannon (</text:span><text:span text:style-name="T49">Gray Reset Hat back</text:span><text:span text:style-name="T46">)</text:span><text:span text:style-name="T47">. <text:s/>That will deselect all weapons, turn off the Shkval, and reset the HUD to nav mode.</text:span></text:p>
        </text:list-item>
      </text:list>
      <text:p text:style-name="P5"/>
      <text:p text:style-name="P4">Rocket types</text:p>
      <text:list xml:id="list285935960" text:style-name="L4">
        <text:list-item>
          <text:p text:style-name="P23"><text:span text:style-name="T6">S-8 family - 80 mm, </text:span><text:span text:style-name="T9">20 rounds/pod</text:span><text:span text:style-name="T6">, 1.3-4.0 km range</text:span></text:p>
        </text:list-item>
        <text:list-item>
          <text:p text:style-name="P24"><text:span text:style-name="T4">S-8OFP2</text:span><text:span text:style-name="T10"> - </text:span><text:span text:style-name="T9">HE blast/frag warhead (due to DCS damage modeling, this is usually the best choice)</text:span></text:p>
        </text:list-item>
        <text:list-item>
          <text:p text:style-name="P24"><text:span text:style-name="T4">S-8KOM</text:span><text:span text:style-name="T10"> - </text:span><text:span text:style-name="T9">HEAT warhead</text:span></text:p>
        </text:list-item>
        <text:list-item>
          <text:p text:style-name="P23"><text:span text:style-name="T11">S-8TsM</text:span><text:span text:style-name="T6"> - </text:span><text:span text:style-name="T9">S</text:span><text:span text:style-name="T6">moke </text:span><text:span text:style-name="T9">(often banned on servers due to lag issues)</text:span></text:p>
        </text:list-item>
        <text:list-item>
          <text:p text:style-name="P23"><text:span text:style-name="T11">S-8OM</text:span><text:span text:style-name="T6"> - </text:span><text:span text:style-name="T9">I</text:span><text:span text:style-name="T6">llumination, </text:span><text:span text:style-name="T9">launch at </text:span><text:span text:style-name="T6">7 km range, 15-20 deg up angle, </text:span><text:span text:style-name="T9">starts burning</text:span><text:span text:style-name="T6"> at 17 sec after launch, burns for 35 sec</text:span></text:p>
        </text:list-item>
        <text:list-item>
          <text:p text:style-name="P23"><text:span text:style-name="T11">S-13OF</text:span><text:span text:style-name="T6"> - 122 mm, </text:span><text:span text:style-name="T9">5 rounds/pod, </text:span><text:span text:style-name="T6">HE </text:span><text:span text:style-name="T9">blast</text:span><text:span text:style-name="T6">/frag warhead, 1.6-3.0 km range</text:span></text:p>
        </text:list-item>
      </text:list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4-25T17:01:43.833000000</dc:date>
    <meta:editing-duration>PT8H51M14S</meta:editing-duration>
    <meta:editing-cycles>55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7" meta:word-count="442" meta:character-count="2417" meta:non-whitespace-character-count="2030"/>
  </office:meta>
</office:document-meta>
</file>